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29cm" svg:height="6cm" svg:x="17cm" svg:y="6cm">
          <text:p text:style-name="P4"><text:span text:style-name="T2">Regenboge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6cm" svg:x="17cm" svg:y="15cm">
          <text:p text:style-name="P4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51:17.088000000</dc:date>
    <meta:editing-duration>PT31M32S</meta:editing-duration>
    <meta:editing-cycles>8</meta:editing-cycles>
    <meta:generator>LibreOffice/5.3.7.2$Windows_X86_64 LibreOffice_project/6b8ed514a9f8b44d37a1b96673cbbdd077e24059</meta:generator>
    <meta:document-statistic meta:object-count="12"/>
  </office:meta>
</office:document-meta>
</file>